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981cm"/>
    </style:style>
    <style:style style:name="co2" style:family="table-column">
      <style:table-column-properties fo:break-before="auto" style:column-width="9.042cm"/>
    </style:style>
    <style:style style:name="co3" style:family="table-column">
      <style:table-column-properties fo:break-before="auto" style:column-width="19.293cm"/>
    </style:style>
    <style:style style:name="co4" style:family="table-column">
      <style:table-column-properties fo:break-before="auto" style:column-width="5.708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4.292cm" fo:break-before="auto" style:use-optimal-row-height="false"/>
    </style:style>
    <style:style style:name="ro2" style:family="table-row">
      <style:table-row-properties style:row-height="5.334cm" fo:break-before="auto" style:use-optimal-row-height="false"/>
    </style:style>
    <style:style style:name="ro3" style:family="table-row">
      <style:table-row-properties style:row-height="4.355cm" fo:break-before="auto" style:use-optimal-row-height="false"/>
    </style:style>
    <style:style style:name="ro4" style:family="table-row">
      <style:table-row-properties style:row-height="3.782cm" fo:break-before="auto" style:use-optimal-row-height="false"/>
    </style:style>
    <style:style style:name="ro5" style:family="table-row">
      <style:table-row-properties style:row-height="4.526cm" fo:break-before="auto" style:use-optimal-row-height="false"/>
    </style:style>
    <style:style style:name="ro6" style:family="table-row">
      <style:table-row-properties style:row-height="3.591cm" fo:break-before="auto" style:use-optimal-row-height="false"/>
    </style:style>
    <style:style style:name="ro7" style:family="table-row">
      <style:table-row-properties style:row-height="4.653cm" fo:break-before="auto" style:use-optimal-row-height="false"/>
    </style:style>
    <style:style style:name="ro8" style:family="table-row">
      <style:table-row-properties style:row-height="3.272cm" fo:break-before="auto" style:use-optimal-row-height="false"/>
    </style:style>
    <style:style style:name="ro9" style:family="table-row">
      <style:table-row-properties style:row-height="2.847cm" fo:break-before="auto" style:use-optimal-row-height="false"/>
    </style:style>
    <style:style style:name="ro10" style:family="table-row">
      <style:table-row-properties style:row-height="2.805cm" fo:break-before="auto" style:use-optimal-row-height="false"/>
    </style:style>
    <style:style style:name="ro11" style:family="table-row">
      <style:table-row-properties style:row-height="2.401cm" fo:break-before="auto" style:use-optimal-row-height="false"/>
    </style:style>
    <style:style style:name="ro12" style:family="table-row">
      <style:table-row-properties style:row-height="2.231cm" fo:break-before="auto" style:use-optimal-row-height="false"/>
    </style:style>
    <style:style style:name="ro1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4" style:family="table-cell" style:parent-style-name="Default" style:data-style-name="N37">
      <style:table-cell-properties style:text-align-source="fix" style:repeat-content="false" style:vertical-align="middle"/>
      <style:paragraph-properties fo:text-align="center" fo:margin-left="0cm"/>
    </style:style>
    <style:style style:name="ce9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4"/>
        <table:table-row table:style-name="ro1">
          <table:table-cell office:value-type="string" calcext:value-type="string">
            <text:p>Adobe MAX 2025 : l’IA s’invite partout, </text:p>
            <text:p>Mais la créativité garde la main</text:p>
          </table:table-cell>
          <table:table-cell table:style-name="ce3" office:value-type="string" calcext:value-type="string">
            <text:p>Lors de sa conférence MAX 2025, Adobe n’a pas </text:p>
            <text:p>seulement dévoilé de nouveaux modèles IA, de </text:p>
            <text:p>nouvelles innovations étonnantes, de nouvelles</text:p>
            <text:p> fonctionnalités. L’éditeur a surtout dévoilé l’avenir </text:p>
            <text:p>des logiciels, des siens et des autres, à l’aune de</text:p>
            <text:p> l’ère agentique. Quand les agents IA prennent le </text:p>
            <text:p>contrôle de Photoshop, Premiere ou Lightroom, c’est</text:p>
            <text:p> Toute la chaîne graphique qui se réinvente.</text:p>
            <text:p/>
            <text:p/>
          </table:table-cell>
          <table:table-cell office:value-type="string" calcext:value-type="string">
            <text:p><text:a xlink:href="https://www.itforbusiness.fr/adobe-max-2025-lia-sinvite-partout-mais-la-creativite-garde-la-main-96343" xlink:type="simple">https://www.itforbusiness.fr/adobe-max-2025-lia-sinvite-partout-mais-la-creativite-garde-la-main-96343</text:a></text:p>
          </table:table-cell>
          <table:table-cell office:value-type="date" office:date-value="2025-10-30" calcext:value-type="date">
            <text:p>30/10/25</text:p>
          </table:table-cell>
        </table:table-row>
        <table:table-row table:style-name="ro2">
          <table:table-cell office:value-type="string" calcext:value-type="string">
            <text:p>L’IA vidéo en 2025 : un état des lieux des</text:p>
            <text:p> outils et de leurs capacités</text:p>
          </table:table-cell>
          <table:table-cell office:value-type="string" calcext:value-type="string">
            <text:p>La vidéo est aujourd’hui le format roi du web. Sur les</text:p>
            <text:p> réseaux sociaux, dans la publicité comme en </text:p>
            <text:p>communication interne, elle capte l’attention mieux </text:p>
            <text:p>que tout autre support. Mais produire des vidéos de</text:p>
            <text:p> qualité reste coûteux et chronophage. C’est là que</text:p>
            <text:p> les outils de génération par intelligence artificielle</text:p>
            <text:p> (IA) suscitent un intérêt grandissant : ils promettent</text:p>
            <text:p> de réduire les délais, d’ouvrir de nouvelles </text:p>
            <text:p>possibilités créatives et de démocratiser l’accès à</text:p>
            <text:p> La production audiovisuelle.</text:p>
          </table:table-cell>
          <table:table-cell office:value-type="string" calcext:value-type="string">
            <text:p><text:a xlink:href="https://www.multimed-solutions.com/blog/ia-video-en-2025/" xlink:type="simple">https://www.multimed-solutions.com/blog/ia-video-en-2025/</text:a></text:p>
          </table:table-cell>
          <table:table-cell office:value-type="date" office:date-value="2025-09-10" calcext:value-type="date">
            <text:p>10/09/25</text:p>
          </table:table-cell>
        </table:table-row>
        <table:table-row table:style-name="ro3">
          <table:table-cell office:value-type="string" calcext:value-type="string">
            <text:p>Microsoft Copilot 3D transforme</text:p>
            <text:p> gratuitement vos images 2D en modèles </text:p>
            <text:p>3D - comment l'essayer ?</text:p>
          </table:table-cell>
          <table:table-cell office:value-type="string" calcext:value-type="string">
            <text:p>Vous pouvez rapidement créer des modèles 3D destinés</text:p>
            <text:p> à être utilisés dans des jeux, des animations, des </text:p>
            <text:p>Projets artistiques et des productions VR/AR.</text:p>
          </table:table-cell>
          <table:table-cell office:value-type="string" calcext:value-type="string">
            <text:p><text:a xlink:href="https://www.zdnet.fr/actualites/microsoft-copilot-3d-transforme-gratuitement-vos-images-2d-en-modeles-3d-comment-lessayer-480211.htm" xlink:type="simple">https://www.zdnet.fr/actualites/microsoft-copilot-3d-transforme-gratuitement-vos-images-2d-en-modeles-3d-comment-lessayer-480211.htm</text:a></text:p>
          </table:table-cell>
          <table:table-cell office:value-type="date" office:date-value="2025-08-11" calcext:value-type="date">
            <text:p>11/08/25</text:p>
          </table:table-cell>
        </table:table-row>
        <table:table-row table:style-name="ro4">
          <table:table-cell office:value-type="string" calcext:value-type="string">
            <text:p>Un nouveau rapport de Luminate prédit que</text:p>
            <text:p> les métiers de l'animation seront les plus</text:p>
            <text:p> Susceptibles d'être impactés par l'IA</text:p>
          </table:table-cell>
          <table:table-cell office:value-type="string" calcext:value-type="string">
            <text:p>Aucun résumé disponible.</text:p>
          </table:table-cell>
          <table:table-cell office:value-type="string" calcext:value-type="string">
            <text:p><text:a xlink:href="https://www.animationmagazine.net/fr/2025/09/new-report-from-luminate-predicts-animation-jobs-most-likely-to-be-impacted-by-ai" xlink:type="simple">https://www.animationmagazine.net/fr/2025/09/new-report-from-luminate-predicts-animation-jobs-most-likely-to-be-impacted-by-ai</text:a></text:p>
          </table:table-cell>
          <table:table-cell office:value-type="date" office:date-value="2025-09-02" calcext:value-type="date">
            <text:p>02/09/25</text:p>
          </table:table-cell>
        </table:table-row>
        <table:table-row table:style-name="ro5">
          <table:table-cell office:value-type="string" calcext:value-type="string">
            <text:p>Animation 3D : Kinetix veut rendre la </text:p>
            <text:p>Création accessible via IA</text:p>
          </table:table-cell>
          <table:table-cell office:value-type="string" calcext:value-type="string">
            <text:p>Dans le cadre des 5 ans de la French Touch, le </text:p>
            <text:p>mouvement des industries culturelles et créatives</text:p>
            <text:p> françaises, découvrez une série de portraits </text:p>
            <text:p>d’entreprises innovantes, ayant bénéficié d’outils de son</text:p>
            <text:p> continuum de financement. Dans cet article, découvrez </text:p>
            <text:p>comment Kinetix révolutionne l’animation 3D. Grâce à</text:p>
            <text:p> l’intelligence artificielle, cette startup innovante permet </text:p>
            <text:p>de créer des animations à partir de vidéos ou de </text:p>
            <text:p>descriptions textuelles, simplifiant des processus de </text:p>
            <text:p>Production complexes.</text:p>
          </table:table-cell>
          <table:table-cell office:value-type="string" calcext:value-type="string">
            <text:p><text:a xlink:href="https://www.la-frenchtouch.fr/animation-3d-kinetix-veut-rendre-la-creation-accessible-via-ia" xlink:type="simple">https://www.la-frenchtouch.fr/animation-3d-kinetix-veut-rendre-la-creation-accessible-via-ia</text:a></text:p>
          </table:table-cell>
          <table:table-cell office:value-type="date" office:date-value="2025-06-18" calcext:value-type="date">
            <text:p>18/06/25</text:p>
          </table:table-cell>
        </table:table-row>
        <table:table-row table:style-name="ro6">
          <table:table-cell table:style-name="ce2" office:value-type="string" calcext:value-type="string">
            <text:p>Animation et Jeu Vidéo à l’Ère de l’IA : Quel Avenir pour les Métiers Créatifs ?</text:p>
          </table:table-cell>
          <table:table-cell office:value-type="string" calcext:value-type="string">
            <text:p>Aucun résumé disponible.</text:p>
          </table:table-cell>
          <table:table-cell office:value-type="string" calcext:value-type="string">
            <text:p><text:a xlink:href="https://ecolejeantrubert.com/avenir-animation-jeu-video-ia/" xlink:type="simple">https://ecolejeantrubert.com/avenir-animation-jeu-video-ia/</text:a></text:p>
          </table:table-cell>
          <table:table-cell office:value-type="date" office:date-value="2025-10-13" calcext:value-type="date">
            <text:p>13/10/25</text:p>
          </table:table-cell>
        </table:table-row>
        <table:table-row table:style-name="ro7">
          <table:table-cell office:value-type="string" calcext:value-type="string">
            <text:p>AI's Role in 2D/3D Animation 2025</text:p>
          </table:table-cell>
          <table:table-cell office:value-type="string" calcext:value-type="string">
            <text:p>L’IA transforme l’animation en automatisant la création</text:p>
            <text:p> de mouvements et en améliorant la capture de </text:p>
            <text:p>mouvement. Elle permet aussi d’appliquer des styles</text:p>
            <text:p> artistiques automatiquement et de convertir facilement </text:p>
            <text:p>les animations entre 2D et 3D </text:p>
          </table:table-cell>
          <table:table-cell office:value-type="string" calcext:value-type="string">
            <text:p><text:a xlink:href="https://animotionsstudio.com/impact-of-ai-in-animation/" xlink:type="simple">https://animotionsstudio.com/impact-of-ai-in-animation/</text:a></text:p>
          </table:table-cell>
          <table:table-cell office:value-type="date" office:date-value="2025-12-17" calcext:value-type="date">
            <text:p>17/12/25</text:p>
          </table:table-cell>
        </table:table-row>
        <table:table-row table:style-name="ro8">
          <table:table-cell table:style-name="Default" office:value-type="string" calcext:value-type="string">
            <text:p>L’IA générative révolutionne le Motion</text:p>
            <text:p> Design en 2025</text:p>
          </table:table-cell>
          <table:table-cell table:style-name="Default" office:value-type="string" calcext:value-type="string">
            <text:p>Les outils d’IA générative (comme Adobe Firefly ou </text:p>
            <text:p>Runway Gen-2) permettent de créer des animations </text:p>
            <text:p>complexes à partir de simples textes. Cela accélère </text:p>
            <text:p>la production et libère du temps pour la créativité, mais</text:p>
            <text:p> demande aussi de nouvelles compétences pour les</text:p>
            <text:p> Professionnels </text:p>
            <text:p>​</text:p>
          </table:table-cell>
          <table:table-cell table:style-name="Default" office:value-type="string" calcext:value-type="string">
            <text:p><text:a xlink:href="https://www.cadschool.ch/multimedia/lia-generative-revolutionne-le-motion-design-en-2025/" xlink:type="simple">https://www.cadschool.ch/multimedia/lia-generative-revolutionne-le-motion-design-en-2025/</text:a></text:p>
          </table:table-cell>
          <table:table-cell table:style-name="ce9" office:value-type="date" office:date-value="2025-02-21" calcext:value-type="date">
            <text:p>21/02/25</text:p>
          </table:table-cell>
        </table:table-row>
        <table:table-row table:style-name="ro9">
          <table:table-cell table:style-name="Default" office:value-type="string" calcext:value-type="string">
            <text:p>Razer Unveils 3D Hologram AI Companion</text:p>
            <text:p> Project AVA</text:p>
          </table:table-cell>
          <table:table-cell table:style-name="Default" office:value-type="string" calcext:value-type="string">
            <text:p>Razer présente à CES 2026 un hologramme 3D animé</text:p>
            <text:p> de 5,5 pouces qui sert de compagnon AI intelligent.</text:p>
            <text:p> Il apprend de vos interactions, gère agendas et analyse </text:p>
            <text:p>données, avec avatars comme une waifu anime.</text:p>
            <text:p> Lancé fin 2026. </text:p>
          </table:table-cell>
          <table:table-cell table:style-name="Default" office:value-type="string" calcext:value-type="string">
            <text:p><text:a xlink:href="https://80.lv/articles/razer-unveils-3d-hologram-ai-companion-project-ava" xlink:type="simple">https://80.lv/articles/razer-unveils-3d-hologram-ai-companion-project-ava</text:a></text:p>
          </table:table-cell>
          <table:table-cell table:style-name="ce9" office:value-type="date" office:date-value="2026-01-07" calcext:value-type="date">
            <text:p>07/01/26</text:p>
          </table:table-cell>
        </table:table-row>
        <table:table-row table:style-name="ro10">
          <table:table-cell table:style-name="Default" office:value-type="string" calcext:value-type="string">
            <text:p>Garry Pye utilise l'IA et HeadShot pour </text:p>
            <text:p>Character Creator</text:p>
          </table:table-cell>
          <table:table-cell table:style-name="Default" office:value-type="string" calcext:value-type="string">
            <text:p>L'artiste Garry Pye transforme de l'art 2D en tête 3D </text:p>
            <text:p>stylisée avec IA, HeadShot 2.0 et Character Creator 4. </text:p>
            <text:p>Idéal pour créer des personnages animés réalistes</text:p>
            <text:p> Rapidement. </text:p>
          </table:table-cell>
          <table:table-cell table:style-name="Default" office:value-type="string" calcext:value-type="string">
            <text:p><text:a xlink:href="https://magazine.reallusion.com/2026/01/07/garry-pye-using-ai-and-headshot-in-character-creator/" xlink:type="simple">https://magazine.reallusion.com/2026/01/07/garry-pye-using-ai-and-headshot-in-character-creator/</text:a></text:p>
          </table:table-cell>
          <table:table-cell table:style-name="ce9" office:value-type="date" office:date-value="2026-01-07" calcext:value-type="date">
            <text:p>07/01/26</text:p>
          </table:table-cell>
        </table:table-row>
        <table:table-row table:style-name="ro11">
          <table:table-cell table:style-name="Default"/>
          <table:table-cell table:style-name="Default" office:value-type="string" calcext:value-type="string">
            <text:p>3D Animation Trends 2026 - How AI is Redefining</text:p>
            <text:p> Animation Careers </text:p>
          </table:table-cell>
          <table:table-cell table:style-name="Default" office:value-type="string" calcext:value-type="string">
            <text:p><text:a xlink:href="https://www.vcad.ca/about/spotlights/3d-animation-trends-2026-how-ai-is-redefining-animation-careers/#gsc.tab=0" xlink:type="simple">https://www.vcad.ca/about/spotlights/3d-animation-trends-2026-how-ai-is-redefining-animation-careers/#gsc.tab=0</text:a></text:p>
          </table:table-cell>
          <table:table-cell table:style-name="ce9" office:value-type="date" office:date-value="2026-02-14" calcext:value-type="date">
            <text:p>14/02/26</text:p>
          </table:table-cell>
        </table:table-row>
        <table:table-row table:style-name="ro12">
          <table:table-cell table:style-name="Default"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11-04T19:40:04.183000000</meta:creation-date>
    <dc:date>2026-02-15T21:39:40.733000000</dc:date>
    <meta:editing-duration>PT9H11M31S</meta:editing-duration>
    <meta:editing-cycles>6</meta:editing-cycles>
    <meta:generator>LibreOffice/7.4.3.2$Windows_X86_64 LibreOffice_project/1048a8393ae2eeec98dff31b5c133c5f1d08b890</meta:generator>
    <meta:document-statistic meta:table-count="1" meta:cell-count="43" meta:object-count="0"/>
  </office:meta>
</office:document-meta>
</file>